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0ebc" officeooo:paragraph-rsid="001b0ebc"/>
    </style:style>
    <style:style style:name="P2" style:family="paragraph" style:parent-style-name="Standard">
      <style:text-properties officeooo:rsid="001b0ebc" officeooo:paragraph-rsid="001c187b"/>
    </style:style>
    <style:style style:name="P3" style:family="paragraph" style:parent-style-name="Standard">
      <style:text-properties officeooo:rsid="001e33d0" officeooo:paragraph-rsid="001e33d0"/>
    </style:style>
    <style:style style:name="P4" style:family="paragraph" style:parent-style-name="Standard">
      <style:text-properties officeooo:rsid="001fbc85" officeooo:paragraph-rsid="001fbc85"/>
    </style:style>
    <style:style style:name="P5" style:family="paragraph" style:parent-style-name="Standard">
      <style:text-properties officeooo:rsid="00212a52" officeooo:paragraph-rsid="00212a52"/>
    </style:style>
    <style:style style:name="P6" style:family="paragraph" style:parent-style-name="Standard">
      <style:text-properties officeooo:rsid="00231202" officeooo:paragraph-rsid="00231202"/>
    </style:style>
    <style:style style:name="P7" style:family="paragraph" style:parent-style-name="Standard">
      <style:text-properties officeooo:rsid="001c187b" officeooo:paragraph-rsid="001c187b"/>
    </style:style>
    <style:style style:name="P8" style:family="paragraph" style:parent-style-name="Standard">
      <style:text-properties style:text-underline-style="none" officeooo:rsid="00212a52" officeooo:paragraph-rsid="00212a52"/>
    </style:style>
    <style:style style:name="P9" style:family="paragraph" style:parent-style-name="Standard">
      <style:text-properties style:text-underline-style="none" officeooo:rsid="00231202" officeooo:paragraph-rsid="00212a52"/>
    </style:style>
    <style:style style:name="P10" style:family="paragraph" style:parent-style-name="Standard">
      <style:text-properties style:text-underline-style="none" officeooo:rsid="00231202" officeooo:paragraph-rsid="00231202"/>
    </style:style>
    <style:style style:name="P11" style:family="paragraph" style:parent-style-name="Standard">
      <style:text-properties style:text-underline-style="none" officeooo:rsid="00243d86" officeooo:paragraph-rsid="00231202"/>
    </style:style>
    <style:style style:name="P12" style:family="paragraph" style:parent-style-name="Standard">
      <style:text-properties officeooo:rsid="001c187b" officeooo:paragraph-rsid="001c187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187b"/>
    </style:style>
    <style:style style:name="T3" style:family="text">
      <style:text-properties style:text-underline-style="solid" style:text-underline-width="auto" style:text-underline-color="font-color" officeooo:rsid="00243d86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31202"/>
    </style:style>
    <style:style style:name="T6" style:family="text">
      <style:text-properties style:text-underline-style="none" officeooo:rsid="00243d86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officeooo:rsid="001c187b"/>
    </style:style>
    <style:style style:name="T9" style:family="text">
      <style:text-properties style:text-underline-style="none" officeooo:rsid="002a0c23"/>
    </style:style>
    <style:style style:name="T10" style:family="text">
      <style:text-properties officeooo:rsid="001c187b"/>
    </style:style>
    <style:style style:name="T11" style:family="text">
      <style:text-properties officeooo:rsid="001e4744"/>
    </style:style>
    <style:style style:name="T12" style:family="text">
      <style:text-properties officeooo:rsid="00212a5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c187b" style:font-weight-asian="bold" style:font-weight-complex="bold"/>
    </style:style>
    <style:style style:name="T15" style:family="text">
      <style:text-properties fo:color="#ce181e" style:text-underline-style="none"/>
    </style:style>
    <style:style style:name="T16" style:family="text">
      <style:text-properties fo:color="#ce181e" style:text-underline-style="none" fo:font-weight="bold" style:font-weight-asian="bold" style:font-weight-complex="bold"/>
    </style:style>
    <style:style style:name="T17" style:family="text">
      <style:text-properties fo:color="#ce181e" fo:font-weight="bold" style:font-weight-asian="bold" style:font-weight-complex="bold"/>
    </style:style>
    <style:style style:name="T18" style:family="text">
      <style:text-properties officeooo:rsid="002628cf"/>
    </style:style>
    <style:style style:name="T19" style:family="text">
      <style:text-properties officeooo:rsid="0027aa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YPALLHLOS</text:span> { <text:span text:style-name="T1">ypan</text:span><text:span text:style-name="T4">, trno, onoma, epitheto, hm_gen, hlikia, tel, misthos, IBAN, hm_adeias </text:span>}</text:p>
      <text:p text:style-name="P1"><text:tab/>Πρωτέυον κλειδί : ypan</text:p>
      <text:p text:style-name="P1"><text:tab/>Ξένο κλειδί: (trno) references TRAPEZI (trno)</text:p>
      <text:p text:style-name="P1"/>
      <text:p text:style-name="P1"><text:span text:style-name="T13">TRAPEZI</text:span> { <text:span text:style-name="T1">trno</text:span><text:span text:style-name="T4">, kathismata </text:span>}</text:p>
      <text:p text:style-name="P2"><text:tab/>Πρωτέυον κλειδί : trno</text:p>
      <text:p text:style-name="P2"/>
      <text:p text:style-name="P2"><text:span text:style-name="T14">PELATIS</text:span><text:span text:style-name="T10"> { onoma, epitheto, poso, </text:span><text:span text:style-name="T2">tel</text:span><text:span text:style-name="T8"> </text:span><text:span text:style-name="T10">}</text:span></text:p>
      <text:p text:style-name="P2"><text:tab/><text:span text:style-name="T10">Πρωτέυον κλειδί: tel</text:span></text:p>
      <text:p text:style-name="P2"/>
      <text:p text:style-name="P7"><text:span text:style-name="T17">PELATIS_KLEINEI_TRAPEZI</text:span> { date, hour, <text:span text:style-name="T1">trno</text:span>, <text:span text:style-name="T1">tel</text:span> }</text:p>
      <text:p text:style-name="P7"><text:tab/><text:span text:style-name="T19">Πρωτέυον κλειδί: { trno, tel }</text:span></text:p>
      <text:p text:style-name="P2"><text:tab/><text:span text:style-name="T10">Ξένο κλειδί: (trno) references TRAPEZI (trno)</text:span> </text:p>
      <text:p text:style-name="P7"><text:tab/>Ξένο κλειδί: (<text:span text:style-name="T18">tel</text:span>) references <text:span text:style-name="T18">PELATIS</text:span> (<text:span text:style-name="T18">tel</text:span>)</text:p>
      <text:p text:style-name="P2"/>
      <text:p text:style-name="P3"><text:span text:style-name="T13">PIATO</text:span> { <text:span text:style-name="T1">anag</text:span><text:span text:style-name="T4">, merides, timi</text:span>}</text:p>
      <text:p text:style-name="P3"><text:tab/>Πρωτέυον κλειδί: anag</text:p>
      <text:p text:style-name="P3"/>
      <text:p text:style-name="P3"><text:span text:style-name="T17">PARASKEYAZEI</text:span> { <text:span text:style-name="T1">ypan</text:span>,<text:span text:style-name="T1"> ana</text:span>g }</text:p>
      <text:p text:style-name="P3"><text:tab/><text:span text:style-name="T11">Πρωτέυον κλειδί: { ypan, anag }</text:span></text:p>
      <text:p text:style-name="P3"><text:tab/><text:span text:style-name="T11">Ξένο κλειδί: (ypan) references YPALLHLOS (ypan)</text:span></text:p>
      <text:p text:style-name="P3"><text:tab/><text:span text:style-name="T11">Ξένο κλειδί: (anag) references PIATO (anag)</text:span></text:p>
      <text:p text:style-name="P3"/>
      <text:p text:style-name="P4"><text:span text:style-name="T13">KATHGORIA</text:span> { katigoria, <text:span text:style-name="T12">anag}</text:span></text:p>
      <text:p text:style-name="P4"><text:tab/><text:span text:style-name="T12">Ξένο κλειδί: (anag) references PIATO (anag)</text:span></text:p>
      <text:p text:style-name="P4"/>
      <text:p text:style-name="P5"><text:span text:style-name="T13">PROTH_YLH</text:span> { <text:span text:style-name="T1">eidos</text:span><text:span text:style-name="T4">, kostos, </text:span><text:span text:style-name="T9">hm_liksis</text:span><text:span text:style-name="T4">, temaxio_posotita</text:span> }</text:p>
      <text:p text:style-name="P5"><text:tab/>Πρωτέυον κλειδί: eidos</text:p>
      <text:p text:style-name="P5"/>
      <text:p text:style-name="P5"><text:span text:style-name="T17">PIATO_EKSARTATE_PROTI_YLH</text:span> { <text:span text:style-name="T1">eidos,</text:span><text:span text:style-name="T4"> </text:span><text:span text:style-name="T1">anag</text:span><text:span text:style-name="T4"> }</text:span></text:p>
      <text:p text:style-name="P8"><text:tab/>Πρωτέυον κλειδί: { eidos, anag }</text:p>
      <text:p text:style-name="P5"><text:span text:style-name="T4"><text:tab/>Ξένο κλειδ</text:span><text:span text:style-name="T5">ί:</text:span><text:span text:style-name="T4"> </text:span><text:span text:style-name="T5">(eidos) references PROTH_YLH (eidos)</text:span></text:p>
      <text:p text:style-name="P9"><text:tab/>Ξένο κλειδί: (anag) references PIATO (anag)</text:p>
      <text:p text:style-name="P9"/>
      <text:p text:style-name="P6"><text:span text:style-name="T7">PROMITHEYTHS</text:span><text:span text:style-name="T4"> { </text:span><text:span text:style-name="T1">email,</text:span><text:span text:style-name="T4"> onoma, epitheto, tel, edra }</text:span></text:p>
      <text:p text:style-name="P10"><text:tab/>Πρωτέυον κλειδί: email</text:p>
      <text:p text:style-name="P10"/>
      <text:p text:style-name="P6"><text:span text:style-name="T16">PROMITHEYTHS_PAREXEI_PROTH_YLH</text:span><text:span text:style-name="T4"> { </text:span><text:span text:style-name="T1">eidos,</text:span><text:span text:style-name="T4"> </text:span><text:span text:style-name="T1">email</text:span><text:span text:style-name="T4"> }</text:span></text:p>
      <text:p text:style-name="P10"><text:tab/>Πρωτέυον κλειδί: { eidos, email }</text:p>
      <text:p text:style-name="P10"><text:tab/>Ξένο κλειδί: (eidos) references PROTH_YLH (eidos)</text:p>
      <text:p text:style-name="P10"><text:tab/>Ξένο κλειδί: (email) references PROMITHEYTHS (email)</text:p>
      <text:p text:style-name="P10"/>
      <text:p text:style-name="P6"><text:span text:style-name="T7">BARDIES</text:span><text:span text:style-name="T4"> { </text:span><text:span text:style-name="T1">hours</text:span><text:span text:style-name="T4">, date }</text:span></text:p>
      <text:p text:style-name="P10"><text:tab/>Πρωτέυον κλειδί: hours</text:p>
      <text:p text:style-name="P10"/>
      <text:p text:style-name="P6"><text:span text:style-name="T16">YPALLHLOS_ERGAZETAI_BARDIES</text:span><text:span text:style-name="T15"> </text:span><text:span text:style-name="T4">{ </text:span><text:span text:style-name="T1">ypan</text:span><text:span text:style-name="T4">, </text:span><text:span text:style-name="T3">hours</text:span><text:span text:style-name="T6"> }</text:span></text:p>
      <text:p text:style-name="P11"><text:s/><text:tab/>Πρωτέυον κλειδί: { ypan, hours }</text:p>
      <text:p text:style-name="P11"><text:tab/>Ξένο κλειδί: (ypan) references YPALLHLOS (ypan)</text:p>
      <text:p text:style-name="P11"><text:tab/>Ξένο κλειδί: (hours) references BARDIES (hours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20:50:57.929815123</meta:creation-date>
    <dc:date>2018-03-25T22:56:00.134869503</dc:date>
    <meta:editing-duration>PT53M49S</meta:editing-duration>
    <meta:editing-cycles>7</meta:editing-cycles>
    <meta:generator>LibreOffice/6.0.2.1$Linux_X86_64 LibreOffice_project/00m0$Build-1</meta:generator>
    <meta:document-statistic meta:table-count="0" meta:image-count="0" meta:object-count="0" meta:page-count="1" meta:paragraph-count="37" meta:word-count="206" meta:character-count="1434" meta:non-whitespace-character-count="1239"/>
  </office:meta>
</office:document-meta>
</file>